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8.396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ia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ébet: Sapho 1.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ödőcs Tibor: Meg se kínáltak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g Judit: Rumini Tükör-szigeten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abó Zsolt: Vidám farm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ábori Andrea: Gesztesi - Egy élet ezer szín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nedek Elek: Benedek Elek legszebb mesekönyv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rei Tamás: 2015 a káosz éve és a magyar elit háborúj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abó Zsolt: Unikornisok nagy mesekönyv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enaq, Victoria Eugenia: Mrs. Escobar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Francis, Suzanne: Jégvarázs 2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aulsen, Rüdiger: Húsvéti nyuszi és barátai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Atwood, Margaret: Testamentum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Brallier, Max–Holgate, Douglas: Az utolsó srácok a földön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–A rideg való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–Az utolsó szalmaszá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–Négy fal közöt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ussell, Rachel Renee: Egy Zizi naplója 1.–Mesék nem valami mesés életemrő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mith, Wilbur: Királyok király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Nemes harc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áraz Miklós György: Fájó Trianon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iner Laura: A Szent Johanna Gimi. Kalauz 2.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ébet: Sapho. 2. r.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mlékező Magyarország, 1. (Gyurgyák János szerk.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mlékező Magyarország, 2. (Gyurgyák János szerk.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érző Magyarország. Magyar írók Magyarország területéért <text:s/>(Kosztolányi Dezső szerk.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Collins, Suzanne: Énekesmadarak és kígyók balladáj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Giordano, Paolo: Járvány idején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ólya viszi a fiát - mondókáskönyv (vál.: Orosné Galaczi Edit, Bacskai Csaba, Dávid Ildikó)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yertek, gyertek gyerekek! - mondókáskönyv (vál.: <text:s/>Orosné Galaczi Edit, Bacskai Csaba, Dávid Ildikó)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wrence, Leslie L.: Donovan ezredes tréfája I.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wrence, Leslie L.: Donovan ezredes tréfája II.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A szárd szikla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. Kelényi Angelika: Barcelona, Barcelona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adadi Adrienn: Leszel a barátom?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ásztohy Panka: Pitypang és Lili</text:p>
          </table:table-cell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nedek Elek: 100 Benedek Elek mes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y Szilvia: Országházi tekergő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treicher András: Itt a nyusz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óth Csaba Tamás: Tények és tévhitek - Állati X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Éjszakai műszak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Az Intézet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otter, Beatrix: Nyúl Péter és barátai. Beatrix Potter összes meséj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-A nagy kiruccaná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-Pechszéri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iner Laura: Bízz bennem - II. trilógia - Iskolák versenye első kötet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epes András: A bolond hülye és az okos depressziós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rinthy Frigyes: Karácsonyi társasjáték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osztolányi Dezső: Csodát nekem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A végzet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ezső András: Magyar Kóla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g Judit: Rumini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seország mindenkié (szerk.: Nagy Boldizsár)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omor Anita: Veled egy szigeten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-5-8 perces téli mesék, Szimonidesz Hajnalka rajzaival (szerk.: Rét Viktória)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öjte Csaba, Csender Levente: Böjte Csaba füveskönyv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ábián Janka: Julie Könyvkuckója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osnyák Viktória: A sirály a király?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 éves lettem! - Kedvenc meséink a Pagony szerzőitől (szerk.:Győri Hanna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99 magyar népmese - Jankovics Marcell rajzaiva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oleszár Márta: Cigánymesék 4. fejtörő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iner Laura: Maradj vele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úzsa Magdolna, Ordódy Eszter: Angyalker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ántó Dániel: Egy pap vallomás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 15. - Mély víz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Csendes éj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A kastély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Pegazus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Follett, Ken: Egy új korszak hajnala - A katedrális előzménye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owling, J. K.: Az Ickabog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Nesbo, Jo: A birodalom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Cook, Robin: Genezi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Trump, Mary L.: Túl sok és sosem elég - Avagy hogyan teremtette meg a családom a világ legveszélyesebb emberé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rtin, George R. R.: Trónok harc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oyes, Jojo: Áradó fény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öjte Csaba: Böjte Csaba füveskönyve - Örömhöz segítő gondolatok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erb Antal: Utas és holdvilág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ogyó és Babóca. Hónapok mesé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agomán György: Főzőskönyv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agomán György: Főzőskönyv (utánnyomás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blak - Zsiráf (Mérei Ferenc - V. Binét Ágnes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Láng és a Szuperverdák - A dicsőség Lángja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ncs Őrjárat: A Kaland-öböl kalózai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ncs Őrjárat: Dinoszauruszok nyomában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ncs Őrjárat: Kosárlabda sztárok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ncs Őrjárat: Légimentésre fel!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ncs Őrjárat: Szuperhős kutyierő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Egy tökéletes élet</text:p>
          </table:table-cell>
          <table:table-cell office:value-type="float" office:value="24950" calcext:value-type="float">
            <text:p>2495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Lipinska, Blanka: 365 nap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ncs őrjárat: A kutyik megmentik a nyuszikat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eppa malac - Peppa húsvéti tojásvadászata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az, Veronica: Dóra húsvéti nyuszis kalandja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-Lépjünk le!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-Régi szép idő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Obertone, Laurent: Gerilla Barbárok idej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mith, Keri: Nyírd ki ezt a könyve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mith, Wilbur: Szellemtűz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Tapia, Ivan – Linde, Montse: A nagy pénzrablá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iner Laura: Higgy nekem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árdonyi Géza: Ida regénye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A kezdet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ogyó és Babóca. Hónapok meséi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ger,Edith Eva: A dönté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őrincz L. László: Felhőharcosok, 1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őrincz L. László: Felhőharcosok, 2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Jesus Herrera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epes András: A boldog hülye és az okos depresszió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ábián Janka: Cholera-napló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ogyó és Babóca az óvodában</text:p>
          </table:table-cell>
          <table:table-cell office:value-type="float" office:value="11130" calcext:value-type="float">
            <text:p>1113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ániel András: A kuflik és a furcsa árnyé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észöly Miklós: Nem felelt meg nek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arga Katalin: Gőgös Gúnár Gedeon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blak - Zsiráf (Mérei Ferenc - V. Binét Ágnes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ogyó és Babóca. Évszakos könyv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Danielle: A tékozló fiú</text:p>
          </table:table-cell>
          <table:table-cell office:value-type="float" office:value="24950" calcext:value-type="float">
            <text:p>2495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Stephen: Minél véresebb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owling,J. K.: Harry Potter és a Titkok Kamrája, Mardekár (jubileumi kiadás)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owling,J. K.: Harry Potter és a Titkok Kamrája, Griffendél (jubileumi kiadás)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Coelho,Paulo: Az íjász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eterson, Jordan B.: Túl a renden - Újabb 12 szabály az élethez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Stephen: Carri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mith,Wilbur – Addison,Corban: A holló szav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iler,Zdenek – Miler,Kateřina – Doskočilová,Hana: A kisvakond és a té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iler,Zdenek – Miler,Kateřina – Doskočilová,Hana: A kisvakond és a tavasz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iler,Zdenek – Miler,Kateřina – Doskočilová,Hana: A kisvakond és a nyár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iler,Zdenek – Kateřina Miler – Michal Cernik: Egy hét a kisvakondda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Danielle: Áldás álruhában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iler,Zdenek: Nagy csúszkálás a kisvakondda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iler,Zdenek: Kukucskálás a kisvakondda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Jeff: Egy ropi naplój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Jeff: Egy ropi naplója-Rodrick a király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Jeff: Egy ropi naplója-dupla par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ernády Zsolt: Kajla 7határba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ogyó és Babóca - csengettyűk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rúnó Budapesten - Budapest környéke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Légy(ott) Isztambulban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tens, Sheila (Jánószky Beáta) : Aranykalitka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tens, Sheila (Jánószky Beáta): Nathifa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yerin, Jud (Megyeri Judt): A múlt bűnei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cott, Julie (Nemes Judit): Az ezerkettedik éjszaka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cott, Julie (Nemes Judit): Helga történet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wann, Aneka (Nemes István): Luxushajó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ncs őrjárat - A film - Mesekönyv a mozifilm alapján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Nesbo, Jo: A féltékenység-szakértő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Lisey történet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owling, J. K.: Harry Potter és a bölcsek köve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100 Ezópusz mese [átd. Lövei Mária és Vajda Réka]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Escobar, Roberto Sendoya: Escobar fia: az elsőszülöt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Az írásró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-a harmadik keré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oyes, Jojo: Az utolsó szerelmes levé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bits Mihály: A gólyakalifa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áray Tamás: Volt egyszer egy varrodám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Az Arab öröksége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ezső András: Fedősztori: kémek és titkos játszmák Magyarországon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őhalmi Zoltán: Az utolsó 450 év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Mesék a pöttyös házból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ger, Edith Eva: A dönté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ron Zsolna: Nincs egy férfi - Írások és firkák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rtko, Vujity: Aloha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osnyák Viktória: A sirály a király?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üller Péter: Anyám titkos könyv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00 állatmese: szórakoztató és tanulságos történetek kicsiknek és nagyokna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lex sul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ányainé Nagy Judit: Nem akarok beleszóln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Mesék a pöttyös házbó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rády Anna: A füredi földesúr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ásztohy Panka: Pitypang játszi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Billy Summers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awkins, Paula: Lassan izzó tűz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Lipinska, Blanka: 365 nap 2.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Andersen, Hans Christian: A kis gyufaárus lány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Osman, Richard: A férfi, aki kétszer halt meg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otter, Beatrix: Nyúl Péter adventi kalendárium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mith, Wilbur: A háború örökség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Gyerekjáté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ödőcs Tibor: Mulat a manézs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app Gergő, Kajdi Csaba: A nagy Cyla sztori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údy Gyula: Szindbád, az álmok hajósa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osnyák Viktória: A sirály a király?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ábián Janka: Az Anna-bál szerelmesei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áray Tamás: Volt egyszer egy varrodám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g Judit: Rumini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Jakupcsek Gabriella: Alul semmi?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wrence, Leslie L.: A jakfarkas zászló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ék Veronika: Boribon karácsonya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án Mór: Hunyadi: a förgeteg hírnöke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omor Anita: Imádlak Los Angele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reen, Anne L.: Toszkán rejtély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oldizsár Ildikó: Amália álma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ródy János: Saját hangon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ger, Edith Eva: A dönté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ejős Éva: Athén, végállomá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epes András: A boldog hülye és az okos depresszió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iner Laura: Állj mellé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arga Katalin: Gőgös Gúnár Gedeon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Jákób és Ézsau (ill. Kort, Kees de ill.)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: a nagy dobás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Escobar, Juan Pablo: Mr. Escobar - Apám titkai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ossmann, Dirk: A polip kilencedik karja: klímakatasztrófa vagy világkormány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Lipinska, Blanka: Még 365 nap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Nesbo, Jo: A patkánysziget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ázi kedvenceink (szerk. Brezvai Edit)</text:p>
          </table:table-cell>
          <table:table-cell office:value-type="float" office:value="13029" calcext:value-type="float">
            <text:p>1302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ussell, Rachel Renée: Zizi naplója: turné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Rowley Jefferson Bitang Para rémtörténetet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Ké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- Romhalmaz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Az Arab királyság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áray Tamás: Anyám szerint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ogyó és Babóca - Mesék a pöttyös házból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recsó Krisztián: Valami népi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alaton-felvidék - Brúnó a Balatonon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slie L. Lawrence: Szemiramisz elefántjai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ábián Janka: Árvízi napló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reen, Anne L. (Líbor Erzsébet): Egyszerűen bonyolult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Jankovics Andrea: Óvodai emlékkönyve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blak - Zsiráf (Mérei Ferenc - V. Binét Ágnes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ádas Péter: Rémtörténete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etőfi Sándor összes verse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Később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Tűzgyújtó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 - Az utolsó szalmaszál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 - Hóháború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Owens, Delia: Ahol a folyami rákok énekelne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mith, Wilbur - Chadbourn, Mark: Az új királyság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Erkölcsi iránytű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Számjáté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eres Kornélia: Emma és az elefánt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n-Várhegyi Réka: Kókusz Franci, a fodrász titkosügynök 1.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n-Várhegyi Réka: Kókusz Franci, a fodrász titkosügynök 2.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epsi László: Gogol, a szemétmágus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ötz Eszter: Kajla a múzeumok nyomában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ogyó és Babóca - Hónapok meséi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rády Anna: A füredi gyermek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ogyó és Babóca - Csengettyűk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omor Anita: Szeretlek Hawaii!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00 Grimm-mes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emes Nagy Ágnes: Szilánkos fényjele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Owens, Delia: Ahol a folyami rákok énekelnek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Becses ajándékok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Country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Eger, Edith Eva: A dönté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Velünk véget ér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Ugly Love - Csúf szerele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rúnó a Balatonon - Déli part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ábián Janka: A szabadság szerelmesei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osnyák Viktória: A sirály a király?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Álszemérem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able, Vavyan (Molnár Éva): Az élet ócska örömei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rúnó a Balatonon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wrence, Leslie L.: Bolondok kolostora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yerges Attila: Egy ismerős arc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g Judit: Rumini Zúzmaragyarmaton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ék Veronika: Boribon karácsonya</text:p>
          </table:table-cell>
          <table:table-cell office:value-type="float" office:value="13160" calcext:value-type="float">
            <text:p>1316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g Judit - Agócs Írisz: Maszat karácsonya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ne L. Green (Libor Erzsébet): Keserűen éde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g Judit: Rumini és a látóüveg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sukás István: A téli tücsök mesé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dith Eva Eger: A dönté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ár András: Laáramlá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katos Levente: Tönkreteszle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jzik Ilona: Sündörgő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ádas Péter: Berlini szürk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imon Éva: Furfangos mesék az állatokró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ffmann, E.T.A.: Diótörő és egérkirály</text:p>
          </table:table-cell>
          <table:table-cell office:value-type="float" office:value="40020" calcext:value-type="float">
            <text:p>4002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 17. - Kiborul a bili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ossmann, Dirk - Hoppe, Ralf: A polip haragja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<text:s/>Egy ropi naplója. A rideg való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<text:s/>Egy ropi naplója. Rodrick a király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Owens, Delia: Ahol a folyami rákok énekelnek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otter, Beatrix: Nyúl Péter világa - Mesék minden évszakra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 : Rejtőzködve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Blue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zutyejev, Vlagyimir: Vidám mesék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All Your Perfects - Minden tökéletesed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otter, Beatrix: Nyúl Péter adventi kalendáriuma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Jonasson, Jonas: A próféta és a hüly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<text:s/>Egy ropi naplója. A rideg való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rtin, George R. R.: Tűz és vér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Apa lánya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Az esküvői ruh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ne L. Green (Libor Erzsébet): Hazatérés Toszkánáb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log-Tóth Bernadett: Hanga, a hangya és barátai nagy kalandja. A hóember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rúnó Budapesten - Buda tornya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rúnó Budapesten - Pest szív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Duna - Brúnó Budapesten 5.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g Judit: Rumini kincse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ekete István: Vu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Ferguson, Sarah: A szív iránytűje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Minden tökéletesed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Ugly Love - Csúf szerelem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<text:s/>Egy ropi naplója. Négy fal között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. Kutya egy idő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Verity - Sötét titkok vonzásában!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Martin, George R. R. – García, Jr. Elio M. – Antonsson, Linda: A sárkány felemelkedés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Owens, Delia: Ahol a folyami rákok énekelne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iner Laura: 40 nyári nap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rúnó a Balatonon 3. Nyugati karéj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áray Tamás: Barbara - A végzet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ék Veronika: Boribon a játszótéren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ezső András: Nagyfőnök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rády Anna: Zserbó. A múlt tengerén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A csigaház kincsei</text:p>
          </table:table-cell>
          <table:table-cell office:value-type="float" office:value="13805" calcext:value-type="float">
            <text:p>1380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Védelem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A csigaház kincse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g Judit: Rumin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slie L. Lawrence: Domingos és a halál angyal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ily László: Idegtartá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arry herceg: Tartalék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Velünk véget ér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Mély víz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 - A nagy kiruccaná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ossmann, Dirk: Tintoretto és barátai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Elrontott élete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ickman, Alan: Őrülten, mélyen - Alan Rickman napló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Danielle: Minden, ami csillog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Danielle: Roya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án Mór: Hunyadi - Tizenkettedik könyv - Angyal a kapuk felett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zobonya Erzsebet: Bajban Dubajban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rúnó Budapesten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00 magyar népmese: A Magyar népmesék sorozat teljes kiadás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g Judit: Rumini és az öt tol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Nesbø, Jo: Vérhold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errin, Valérie: A vasárnap koldusai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ney, Jeff: Egy ropi naplója - Pechszéria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Andersen, Hans Christian: 100 Andersen-mes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eel, Danielle: Szomszéd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ödőcs Tibor: Prímszámok hóesésbe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epes András: Két macska voltam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áray Tamás: Barbara - A találkozás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osnyák Viktória: A sirály a király?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rikó Katalin: Áttörések - Életem és a tudomány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rády Anna: Zserbó 2. - A háború tengerén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slie L. Lawrence (Lőrincz L. László): Sindzse és az átkok könyve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A csigaház kincsei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sendes Levente: Fényből és sárból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tos Erika: Brúnó bemutatja Budapestet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orbély Szilárd: Egyre rövidebb szava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usovszky Dénes: Levelek nélkü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katos Levente: Kiara Lord erkölcstelen randevú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áray Tamás: Barbara - A végze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ásztohy Panka: Pitypang és Lili, Pitypang és a diótörő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omor Anita: Újra veled álmodo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arró Dániel: Túl a Maszat-hegyen 2.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Tündérmese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errin, Valérie: Trió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Rowling, J.K.: Harry Potter - Varázsalmanach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Reminders of him - Emlékek róla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Yarros, Rebecca: Negyedik szárny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Berrios, Frank: Mancs őrjárat. A szuperfil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Black, Holly: How the King of Elfhame Learned to Hate Stories - Hogyan gyűlölte meg Elfhon királya a történeteke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Christie, Agatha: Őszi borzongá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Grace, Hannah: Icebreaker - Jégtörő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Hoover, Colleen: Egy nap talán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James, E.L.: Missu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A harco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ing, Stephen: A hármak elhívatás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Nesbø, Jo: Éjszakai Ház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errin, Valérie: Másodvirágzá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Potter, Beatrix: Nyúl Péter, karácsonyi csillag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core, Lucy: Amin sosem leszünk tú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Stuart, Anna: Az auschwitzi bába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1805" meta:object-count="0"/>
    <meta:generator>LibreOffice/25.8.5.2$Linux_X86_64 LibreOffice_project/252c20f6956e3db0b52e6e2f9dda67263513c8fc</meta:generator>
  </office:meta>
</office:document-meta>
</file>